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t_5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Offen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lpingstr./ Zum Struwwelpet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schnitzweg 2/Sonnenhal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0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an-Stolz-St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50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ffenburgerstr. 7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ffenburgerstr. 7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usstr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2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usstr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25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nde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ahntunnel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33/Ferr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33/Ferr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ölflinst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ntererstr./Imment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Zinnen/Leopoldrind/Am Karls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täuserstr. 1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8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dfangweg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Uni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jakobstraße 9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6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lentalstraße/Lindenmat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/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lentalstraße/Lindenmat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/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tzenhofstr./Großta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ürkenloisestraße 5/Qu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ürkenloisestraße 5/Ou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aße/Hirs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Tankstell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.1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.1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ierbergstr.141/Am Josefberg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0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3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-Thoma-Str./Mathias Grünewald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8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ertsstr./Hebelstr. 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Uni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5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arastr.5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9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ürzelstr. 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5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hrenbachallee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4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hen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rücke         Arbeitsam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29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Ihr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erkofenstraße 6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edmatten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PENNY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Rieg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Gemeindegarten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54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Weiswei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Lä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